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12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4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ffffff" style:text-position="0% 100%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2.774cm" svg:x="1.524cm" svg:y="0.508cm">
          <draw:text-box>
            <text:p text:style-name="P1"><text:span text:style-name="T1">Old Testament Reading</text:span></text:p>
            <text:p text:style-name="P1"><text:span text:style-name="T2">Isaiah 65:1-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5.146cm" svg:height="7.766cm" svg:x="1.524cm" svg:y="0.508cm">
          <draw:text-box>
            <text:p text:style-name="P4"><text:span text:style-name="T3">1</text:span><text:span text:style-name="T4">I was ready to be sought by those who did not ask for me; I was ready to be found by those who did not seek me.</text:span></text:p>
            <text:p text:style-name="P5"><text:span text:style-name="T4">I said, “Here am I, here am I,”</text:span></text:p>
            <text:p text:style-name="P4"><text:span text:style-name="T4">to a nation that was not called by my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1" draw:layer="layout" svg:width="25.146cm" svg:height="6.263cm" svg:x="1.524cm" svg:y="0.508cm">
          <draw:text-box>
            <text:p text:style-name="P8"><text:span text:style-name="T3">2</text:span><text:span text:style-name="T4">I spread out my hands all the day</text:span></text:p>
            <text:p text:style-name="P9"><text:span text:style-name="T4">to a rebellious people,</text:span></text:p>
            <text:p text:style-name="P10"><text:span text:style-name="T4">who walk in a way that is not good,</text:span></text:p>
            <text:p text:style-name="P9"><text:span text:style-name="T4">following their own devices;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1" draw:layer="layout" svg:width="25.146cm" svg:height="6.263cm" svg:x="1.524cm" svg:y="0.508cm">
          <draw:text-box>
            <text:p text:style-name="P8"><text:span text:style-name="T3">3</text:span><text:span text:style-name="T4">a people who provoke me</text:span></text:p>
            <text:p text:style-name="P9"><text:span text:style-name="T4">to my face continually,</text:span></text:p>
            <text:p text:style-name="P10"><text:span text:style-name="T4">sacrificing in gardens</text:span></text:p>
            <text:p text:style-name="P9"><text:span text:style-name="T4">and making offerings on brick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1" draw:layer="layout" svg:width="25.146cm" svg:height="6.263cm" svg:x="1.524cm" svg:y="0.508cm">
          <draw:text-box>
            <text:p text:style-name="P8"><text:span text:style-name="T3">4</text:span><text:span text:style-name="T4">who sit in tombs,</text:span></text:p>
            <text:p text:style-name="P9"><text:span text:style-name="T4">and spend the night in secret places;</text:span></text:p>
            <text:p text:style-name="P10"><text:span text:style-name="T4">who eat pig’s flesh,</text:span></text:p>
            <text:p text:style-name="P9"><text:span text:style-name="T4">and broth of tainted meat is in their vessel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1" draw:layer="layout" svg:width="25.146cm" svg:height="6.263cm" svg:x="1.524cm" svg:y="0.508cm">
          <draw:text-box>
            <text:p text:style-name="P8"><text:span text:style-name="T3">5</text:span><text:span text:style-name="T4">who say, “Keep to yourself,</text:span></text:p>
            <text:p text:style-name="P9"><text:span text:style-name="T4">do not come near me, for I am too holy for you.”</text:span></text:p>
            <text:p text:style-name="P10"><text:span text:style-name="T4">These are a smoke in my nostrils,</text:span></text:p>
            <text:p text:style-name="P9"><text:span text:style-name="T4">a fire that burns all the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1" draw:layer="layout" svg:width="25.146cm" svg:height="7.766cm" svg:x="1.524cm" svg:y="0.508cm">
          <draw:text-box>
            <text:p text:style-name="P8"><text:span text:style-name="T3">6</text:span><text:span text:style-name="T4">Behold, it is written before me:</text:span></text:p>
            <text:p text:style-name="P9"><text:span text:style-name="T4">“</text:span><text:span text:style-name="T4">I will not keep silent, but I will repay;</text:span></text:p>
            <text:p text:style-name="P10"><text:span text:style-name="T4">I will indeed repay into their bosom</text:span></text:p>
            <text:p text:style-name="P10"><text:span text:style-name="T5">7</text:span><text:span text:style-name="T6">both your iniquities and your fathers’ iniquities </text:span></text:p>
            <text:p text:style-name="P10"><text:span text:style-name="T6"><text:s/></text:span><text:span text:style-name="T6">together, says the L</text:span><text:span text:style-name="T7">ORD</text:span><text:span text:style-name="T6">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1" draw:layer="layout" svg:width="25.146cm" svg:height="6.263cm" svg:x="1.524cm" svg:y="0.508cm">
          <draw:text-box>
            <text:p text:style-name="P8"><text:span text:style-name="T4">because they made offerings on the mountains</text:span></text:p>
            <text:p text:style-name="P9"><text:span text:style-name="T4">and insulted me on the hills,</text:span></text:p>
            <text:p text:style-name="P10"><text:span text:style-name="T4">I will measure into their bosom</text:span></text:p>
            <text:p text:style-name="P9"><text:span text:style-name="T4">payment for their former deed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1" draw:layer="layout" svg:width="25.146cm" svg:height="9.269cm" svg:x="1.524cm" svg:y="0.508cm">
          <draw:text-box>
            <text:p text:style-name="P8"><text:span text:style-name="T3">8</text:span><text:span text:style-name="T4">Thus says the L</text:span><text:span text:style-name="T8">ORD</text:span><text:span text:style-name="T4">:</text:span></text:p>
            <text:p text:style-name="P10"><text:span text:style-name="T4">“</text:span><text:span text:style-name="T4">As the new wine is found in the cluster,</text:span></text:p>
            <text:p text:style-name="P9"><text:span text:style-name="T4">and they say, ‘Do not destroy it,</text:span></text:p>
            <text:p text:style-name="P9"><text:span text:style-name="T4">for there is a blessing in it,’</text:span></text:p>
            <text:p text:style-name="P12"><text:span text:style-name="T4">so I will do for my servants’ sake, and not destroy them 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5" draw:layer="layout" svg:width="25.146cm" svg:height="6.263cm" svg:x="1.524cm" svg:y="0.508cm">
          <draw:text-box>
            <text:p text:style-name="P13"><text:span text:style-name="T3">9</text:span><text:span text:style-name="T9">I</text:span><text:span text:style-name="T4"> will bring forth offspring from Jacob,</text:span></text:p>
            <text:p text:style-name="P14"><text:span text:style-name="T4">and from Judah possessors of my mountains;</text:span></text:p>
            <text:p text:style-name="P13"><text:span text:style-name="T4">my chosen shall possess it,</text:span></text:p>
            <text:p text:style-name="P14"><text:span text:style-name="T4">and my servants shall dwell ther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1:03:50.463000000</meta:creation-date>
    <dc:date>2016-06-15T11:25:55.418000000</dc:date>
    <meta:editing-duration>PT1M9S</meta:editing-duration>
    <meta:editing-cycles>2</meta:editing-cycles>
    <meta:generator>LibreOffice/5.1.3.2$Windows_X86_64 LibreOffice_project/644e4637d1d8544fd9f56425bd6cec110e49301b</meta:generator>
    <meta:document-statistic meta:object-count="51"/>
  </office:meta>
</office:document-meta>
</file>